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080b" officeooo:paragraph-rsid="0015080b"/>
    </style:style>
    <style:style style:name="P2" style:family="paragraph" style:parent-style-name="Standard">
      <style:text-properties officeooo:rsid="0015080b" officeooo:paragraph-rsid="00295a28"/>
    </style:style>
    <style:style style:name="P3" style:family="paragraph" style:parent-style-name="Standard">
      <style:text-properties officeooo:rsid="0015854c" officeooo:paragraph-rsid="00164a7a"/>
    </style:style>
    <style:style style:name="P4" style:family="paragraph" style:parent-style-name="Standard">
      <style:text-properties fo:font-style="italic" officeooo:rsid="0015854c" officeooo:paragraph-rsid="0015854c" style:font-style-asian="italic" style:font-style-complex="italic"/>
    </style:style>
    <style:style style:name="P5" style:family="paragraph" style:parent-style-name="Standard">
      <style:text-properties fo:font-style="italic" officeooo:rsid="001e6b1a" officeooo:paragraph-rsid="001e6b1a" style:font-style-asian="italic" style:font-style-complex="italic"/>
    </style:style>
    <style:style style:name="P6" style:family="paragraph" style:parent-style-name="Standard">
      <style:text-properties fo:font-style="italic" fo:font-weight="normal" officeooo:rsid="00202134" officeooo:paragraph-rsid="0020213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228fb2" officeooo:paragraph-rsid="00228fb2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bold" officeooo:rsid="001826df" officeooo:paragraph-rsid="001826df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7a380" officeooo:paragraph-rsid="0027a380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27f787" officeooo:paragraph-rsid="0027f78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8fb99" officeooo:paragraph-rsid="0028fb99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1826df" officeooo:paragraph-rsid="001826d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826df" officeooo:paragraph-rsid="00221c6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27a380" officeooo:paragraph-rsid="0027a38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bold" officeooo:rsid="0015854c" officeooo:paragraph-rsid="0025d1b8" style:font-weight-asian="bold" style:font-weight-complex="bold"/>
    </style:style>
    <style:style style:name="P16" style:family="paragraph" style:parent-style-name="Standard">
      <style:text-properties fo:font-weight="bold" officeooo:rsid="0018b73f" officeooo:paragraph-rsid="0018b73f" style:font-weight-asian="bold" style:font-weight-complex="bold"/>
    </style:style>
    <style:style style:name="P17" style:family="paragraph" style:parent-style-name="Standard">
      <style:text-properties fo:font-weight="bold" officeooo:rsid="00295a28" officeooo:paragraph-rsid="00350725" style:font-weight-asian="bold" style:font-weight-complex="bold"/>
    </style:style>
    <style:style style:name="P18" style:family="paragraph" style:parent-style-name="Standard">
      <style:text-properties fo:font-weight="bold" officeooo:rsid="00350725" officeooo:paragraph-rsid="00350725" style:font-weight-asian="bold" style:font-weight-complex="bold"/>
    </style:style>
    <style:style style:name="P19" style:family="paragraph" style:parent-style-name="Standard">
      <style:text-properties fo:font-weight="bold" officeooo:rsid="00350725" officeooo:paragraph-rsid="003a8e81" style:font-weight-asian="bold" style:font-weight-complex="bold"/>
    </style:style>
    <style:style style:name="P20" style:family="paragraph" style:parent-style-name="Standard">
      <style:text-properties fo:font-weight="bold" officeooo:rsid="004459ce" officeooo:paragraph-rsid="004459ce" style:font-weight-asian="bold" style:font-weight-complex="bold"/>
    </style:style>
    <style:style style:name="P21" style:family="paragraph" style:parent-style-name="Standard">
      <style:text-properties fo:font-weight="bold" officeooo:rsid="00454d84" officeooo:paragraph-rsid="00454d84" style:font-weight-asian="bold" style:font-weight-complex="bold"/>
    </style:style>
    <style:style style:name="P22" style:family="paragraph" style:parent-style-name="Standard">
      <style:text-properties fo:font-weight="normal" officeooo:rsid="0018b73f" officeooo:paragraph-rsid="0018b73f" style:font-weight-asian="normal" style:font-weight-complex="normal"/>
    </style:style>
    <style:style style:name="P23" style:family="paragraph" style:parent-style-name="Standard">
      <style:text-properties fo:font-weight="normal" officeooo:rsid="00295a28" style:font-weight-asian="normal" style:font-weight-complex="normal"/>
    </style:style>
    <style:style style:name="P24" style:family="paragraph" style:parent-style-name="Standard">
      <style:text-properties fo:font-weight="normal" officeooo:rsid="00295a28" officeooo:paragraph-rsid="00295a28" style:font-weight-asian="normal" style:font-weight-complex="normal"/>
    </style:style>
    <style:style style:name="P25" style:family="paragraph" style:parent-style-name="Standard">
      <style:text-properties fo:font-weight="normal" officeooo:rsid="00295a28" officeooo:paragraph-rsid="003cf1eb" style:font-weight-asian="normal" style:font-weight-complex="normal"/>
    </style:style>
    <style:style style:name="P26" style:family="paragraph" style:parent-style-name="Standard">
      <style:text-properties fo:font-weight="normal" officeooo:rsid="00350725" officeooo:paragraph-rsid="00350725" style:font-weight-asian="normal" style:font-weight-complex="normal"/>
    </style:style>
    <style:style style:name="P27" style:family="paragraph" style:parent-style-name="Standard">
      <style:text-properties fo:font-weight="normal" officeooo:rsid="00350725" officeooo:paragraph-rsid="003c8651" style:font-weight-asian="normal" style:font-weight-complex="normal"/>
    </style:style>
    <style:style style:name="P28" style:family="paragraph" style:parent-style-name="Standard">
      <style:text-properties fo:font-weight="normal" officeooo:rsid="00350725" officeooo:paragraph-rsid="003a8e81" style:font-weight-asian="normal" style:font-weight-complex="normal"/>
    </style:style>
    <style:style style:name="P29" style:family="paragraph" style:parent-style-name="Standard">
      <style:text-properties fo:font-weight="normal" officeooo:rsid="004459ce" officeooo:paragraph-rsid="004459ce" style:font-weight-asian="normal" style:font-weight-complex="normal"/>
    </style:style>
    <style:style style:name="P30" style:family="paragraph" style:parent-style-name="Standard">
      <style:text-properties fo:font-weight="normal" officeooo:rsid="0046315e" officeooo:paragraph-rsid="0046315e" style:font-weight-asian="normal" style:font-weight-complex="normal"/>
    </style:style>
    <style:style style:name="P31" style:family="paragraph" style:parent-style-name="Standard">
      <style:text-properties fo:font-weight="normal" officeooo:rsid="00477bc8" officeooo:paragraph-rsid="00477bc8" style:font-weight-asian="normal" style:font-weight-complex="normal"/>
    </style:style>
    <style:style style:name="P32" style:family="paragraph" style:parent-style-name="Standard">
      <style:text-properties officeooo:paragraph-rsid="0018b73f"/>
    </style:style>
    <style:style style:name="P33" style:family="paragraph" style:parent-style-name="Standard">
      <style:text-properties officeooo:rsid="001c930e" officeooo:paragraph-rsid="001c930e"/>
    </style:style>
    <style:style style:name="P34" style:family="paragraph" style:parent-style-name="Standard">
      <style:text-properties officeooo:paragraph-rsid="001ab03d"/>
    </style:style>
    <style:style style:name="P35" style:family="paragraph" style:parent-style-name="Standard">
      <style:text-properties officeooo:paragraph-rsid="00221c6b"/>
    </style:style>
    <style:style style:name="P36" style:family="paragraph" style:parent-style-name="Standard">
      <style:text-properties officeooo:rsid="00164a7a" officeooo:paragraph-rsid="00164a7a"/>
    </style:style>
    <style:style style:name="P37" style:family="paragraph" style:parent-style-name="Standard">
      <style:text-properties officeooo:paragraph-rsid="00350725"/>
    </style:style>
    <style:style style:name="P38" style:family="paragraph" style:parent-style-name="Standard">
      <style:text-properties officeooo:rsid="004aa92c" officeooo:paragraph-rsid="004aa92c"/>
    </style:style>
    <style:style style:name="P39" style:family="paragraph" style:parent-style-name="Standard">
      <style:paragraph-properties fo:break-before="page"/>
      <style:text-properties fo:font-weight="normal" officeooo:rsid="00295a28" officeooo:paragraph-rsid="00295a28" style:font-weight-asian="normal" style:font-weight-complex="normal"/>
    </style:style>
    <style:style style:name="P40" style:family="paragraph" style:parent-style-name="Standard">
      <style:paragraph-properties fo:break-before="page"/>
      <style:text-properties officeooo:rsid="00421c9d" officeooo:paragraph-rsid="00295a28"/>
    </style:style>
    <style:style style:name="P41" style:family="paragraph" style:parent-style-name="Standard">
      <style:text-properties fo:font-weight="normal" officeooo:rsid="0046315e" officeooo:paragraph-rsid="004ac809" style:font-weight-asian="normal" style:font-weight-complex="normal"/>
    </style:style>
    <style:style style:name="P42" style:family="paragraph" style:parent-style-name="Standard">
      <style:text-properties fo:font-weight="normal" officeooo:paragraph-rsid="004ac809" style:font-weight-asian="normal" style:font-weight-complex="normal"/>
    </style:style>
    <style:style style:name="P43" style:family="paragraph" style:parent-style-name="Standard">
      <style:text-properties fo:font-weight="normal" officeooo:rsid="004ac809" officeooo:paragraph-rsid="004ac809" style:font-weight-asian="normal" style:font-weight-complex="normal"/>
    </style:style>
    <style:style style:name="P44" style:family="paragraph" style:parent-style-name="Standard">
      <style:text-properties fo:font-weight="normal" officeooo:rsid="00784118" officeooo:paragraph-rsid="00784118" style:font-weight-asian="normal" style:font-weight-complex="normal"/>
    </style:style>
    <style:style style:name="P45" style:family="paragraph" style:parent-style-name="Standard">
      <style:text-properties officeooo:paragraph-rsid="004ac809"/>
    </style:style>
    <style:style style:name="P46" style:family="paragraph" style:parent-style-name="Standard">
      <style:text-properties fo:font-weight="bold" officeooo:rsid="00350725" officeooo:paragraph-rsid="004ac809" style:font-weight-asian="bold" style:font-weight-complex="bold"/>
    </style:style>
    <style:style style:name="P47" style:family="paragraph" style:parent-style-name="Standard">
      <style:text-properties fo:font-weight="bold" officeooo:rsid="004ac809" officeooo:paragraph-rsid="004ac809" style:font-weight-asian="bold" style:font-weight-complex="bold"/>
    </style:style>
    <style:style style:name="P48" style:family="paragraph" style:parent-style-name="Standard">
      <style:text-properties officeooo:paragraph-rsid="004aec0f"/>
    </style:style>
    <style:style style:name="P49" style:family="paragraph" style:parent-style-name="Standard">
      <style:text-properties officeooo:paragraph-rsid="003cf1eb"/>
    </style:style>
    <style:style style:name="P50" style:family="paragraph" style:parent-style-name="Standard">
      <style:text-properties officeooo:paragraph-rsid="003c8651"/>
    </style:style>
    <style:style style:name="P51" style:family="paragraph" style:parent-style-name="Standard">
      <style:text-properties officeooo:paragraph-rsid="00671306"/>
    </style:style>
    <style:style style:name="P52" style:family="paragraph" style:parent-style-name="Standard">
      <style:text-properties officeooo:paragraph-rsid="006f6efd"/>
    </style:style>
    <style:style style:name="P53" style:family="paragraph" style:parent-style-name="Standard">
      <style:text-properties officeooo:paragraph-rsid="0075328b"/>
    </style:style>
    <style:style style:name="P54" style:family="paragraph" style:parent-style-name="Standard">
      <style:text-properties officeooo:paragraph-rsid="0075d447"/>
    </style:style>
    <style:style style:name="P55" style:family="paragraph" style:parent-style-name="Standard">
      <style:paragraph-properties fo:break-before="page"/>
      <style:text-properties officeooo:paragraph-rsid="0075d447"/>
    </style:style>
    <style:style style:name="T1" style:family="text">
      <style:text-properties officeooo:rsid="0015854c"/>
    </style:style>
    <style:style style:name="T2" style:family="text">
      <style:text-properties officeooo:rsid="001e5fd6"/>
    </style:style>
    <style:style style:name="T3" style:family="text">
      <style:text-properties officeooo:rsid="00221c6b"/>
    </style:style>
    <style:style style:name="T4" style:family="text">
      <style:text-properties fo:font-style="normal" fo:font-weight="bold" officeooo:rsid="001826df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21c6b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272518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officeooo:rsid="00221c6b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38a6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95a2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671306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671306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fce8" style:font-weight-asian="bold" style:font-weight-complex="bold"/>
    </style:style>
    <style:style style:name="T14" style:family="text">
      <style:text-properties fo:font-weight="bold" officeooo:rsid="00295a28" style:font-weight-asian="bold" style:font-weight-complex="bold"/>
    </style:style>
    <style:style style:name="T15" style:family="text">
      <style:text-properties fo:font-weight="bold" officeooo:rsid="00350725" style:font-weight-asian="bold" style:font-weight-complex="bold"/>
    </style:style>
    <style:style style:name="T16" style:family="text">
      <style:text-properties fo:font-weight="bold" officeooo:rsid="004ac809" style:font-weight-asian="bold" style:font-weight-complex="bold"/>
    </style:style>
    <style:style style:name="T17" style:family="text">
      <style:text-properties fo:font-weight="bold" officeooo:rsid="004aec0f" style:font-weight-asian="bold" style:font-weight-complex="bold"/>
    </style:style>
    <style:style style:name="T18" style:family="text">
      <style:text-properties fo:font-weight="bold" officeooo:rsid="004b87b0" style:font-weight-asian="bold" style:font-weight-complex="bold"/>
    </style:style>
    <style:style style:name="T19" style:family="text">
      <style:text-properties fo:font-weight="bold" officeooo:rsid="005e5cc7" style:font-weight-asian="bold" style:font-weight-complex="bold"/>
    </style:style>
    <style:style style:name="T20" style:family="text">
      <style:text-properties officeooo:rsid="0024fce8"/>
    </style:style>
    <style:style style:name="T21" style:family="text">
      <style:text-properties officeooo:rsid="0025d1b8"/>
    </style:style>
    <style:style style:name="T22" style:family="text">
      <style:text-properties officeooo:rsid="0026ef73"/>
    </style:style>
    <style:style style:name="T23" style:family="text">
      <style:text-properties fo:font-style="italic"/>
    </style:style>
    <style:style style:name="T24" style:family="text">
      <style:text-properties fo:font-style="italic" fo:font-weight="normal" style:font-weight-asian="normal" style:font-weight-complex="normal"/>
    </style:style>
    <style:style style:name="T25" style:family="text">
      <style:text-properties fo:font-style="italic" fo:font-weight="normal" officeooo:rsid="00295a28" style:font-weight-asian="normal" style:font-weight-complex="normal"/>
    </style:style>
    <style:style style:name="T26" style:family="text">
      <style:text-properties fo:font-style="italic" fo:font-weight="normal" officeooo:rsid="00350725" style:font-weight-asian="normal" style:font-weight-complex="normal"/>
    </style:style>
    <style:style style:name="T27" style:family="text">
      <style:text-properties fo:font-style="italic" fo:font-weight="normal" officeooo:rsid="005fbc02" style:font-weight-asian="normal" style:font-weight-complex="normal"/>
    </style:style>
    <style:style style:name="T28" style:family="text">
      <style:text-properties fo:font-style="italic" fo:font-weight="normal" officeooo:rsid="005fe8c6" style:font-weight-asian="normal" style:font-weight-complex="normal"/>
    </style:style>
    <style:style style:name="T29" style:family="text">
      <style:text-properties fo:font-style="italic" fo:font-weight="normal" officeooo:rsid="00607e72" style:font-weight-asian="normal" style:font-weight-complex="normal"/>
    </style:style>
    <style:style style:name="T30" style:family="text">
      <style:text-properties fo:font-style="italic" fo:font-weight="normal" officeooo:rsid="00671306" style:font-weight-asian="normal" style:font-weight-complex="normal"/>
    </style:style>
    <style:style style:name="T31" style:family="text">
      <style:text-properties fo:font-style="italic" fo:font-weight="normal" officeooo:rsid="0072eae9" style:font-weight-asian="normal" style:font-weight-complex="normal"/>
    </style:style>
    <style:style style:name="T32" style:family="text">
      <style:text-properties fo:font-style="italic" officeooo:rsid="004ac809"/>
    </style:style>
    <style:style style:name="T33" style:family="text">
      <style:text-properties fo:font-style="italic" officeooo:rsid="00671306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95a28" style:font-weight-asian="normal" style:font-weight-complex="normal"/>
    </style:style>
    <style:style style:name="T36" style:family="text">
      <style:text-properties fo:font-weight="normal" officeooo:rsid="002b2589" style:font-weight-asian="normal" style:font-weight-complex="normal"/>
    </style:style>
    <style:style style:name="T37" style:family="text">
      <style:text-properties fo:font-weight="normal" officeooo:rsid="002d36d0" style:font-weight-asian="normal" style:font-weight-complex="normal"/>
    </style:style>
    <style:style style:name="T38" style:family="text">
      <style:text-properties fo:font-weight="normal" officeooo:rsid="0031eba6" style:font-weight-asian="normal" style:font-weight-complex="normal"/>
    </style:style>
    <style:style style:name="T39" style:family="text">
      <style:text-properties fo:font-weight="normal" officeooo:rsid="00350725" style:font-weight-asian="normal" style:font-weight-complex="normal"/>
    </style:style>
    <style:style style:name="T40" style:family="text">
      <style:text-properties fo:font-weight="normal" officeooo:rsid="00362c17" style:font-weight-asian="normal" style:font-weight-complex="normal"/>
    </style:style>
    <style:style style:name="T41" style:family="text">
      <style:text-properties fo:font-weight="normal" officeooo:rsid="00375601" style:font-weight-asian="normal" style:font-weight-complex="normal"/>
    </style:style>
    <style:style style:name="T42" style:family="text">
      <style:text-properties fo:font-weight="normal" officeooo:rsid="004aec0f" style:font-weight-asian="normal" style:font-weight-complex="normal"/>
    </style:style>
    <style:style style:name="T43" style:family="text">
      <style:text-properties fo:font-weight="normal" officeooo:rsid="0062a994" style:font-weight-asian="normal" style:font-weight-complex="normal"/>
    </style:style>
    <style:style style:name="T44" style:family="text">
      <style:text-properties fo:font-weight="normal" officeooo:rsid="0063d703" style:font-weight-asian="normal" style:font-weight-complex="normal"/>
    </style:style>
    <style:style style:name="T45" style:family="text">
      <style:text-properties fo:font-weight="normal" officeooo:rsid="006e57fe" style:font-weight-asian="normal" style:font-weight-complex="normal"/>
    </style:style>
    <style:style style:name="T46" style:family="text">
      <style:text-properties fo:font-weight="normal" officeooo:rsid="0079ec1e" style:font-weight-asian="normal" style:font-weight-complex="normal"/>
    </style:style>
    <style:style style:name="T47" style:family="text">
      <style:text-properties officeooo:rsid="003a8e81"/>
    </style:style>
    <style:style style:name="T48" style:family="text">
      <style:text-properties officeooo:rsid="0048d095"/>
    </style:style>
    <style:style style:name="T49" style:family="text">
      <style:text-properties officeooo:rsid="004a2625"/>
    </style:style>
    <style:style style:name="T50" style:family="text">
      <style:text-properties officeooo:rsid="004ac809"/>
    </style:style>
    <style:style style:name="T51" style:family="text">
      <style:text-properties officeooo:rsid="005fe8c6"/>
    </style:style>
    <style:style style:name="T52" style:family="text">
      <style:text-properties officeooo:rsid="00607e72"/>
    </style:style>
    <style:style style:name="T53" style:family="text">
      <style:text-properties officeooo:rsid="0063d703"/>
    </style:style>
    <style:style style:name="T54" style:family="text">
      <style:text-properties officeooo:rsid="006e57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site_v2</text:p>
      <text:p text:style-name="P41"><text:span text:style-name="T16"/></text:p>
      <text:p text:style-name="P41">Dimensions des images :</text:p>
      <text:p text:style-name="P31">900px de large max, <text:span text:style-name="T48">même si affiché à 600 comme ça c’est pas deg</text:span></text:p>
      <text:p text:style-name="P30"/>
      <text:p text:style-name="P29">A faire <text:span text:style-name="T49">et à intégrer</text:span></text:p>
      <text:p text:style-name="P20">vidéo 16:9 de leskitos</text:p>
      <text:p text:style-name="P20">vidéo 16:9 de estienne-lockdown</text:p>
      <text:p text:style-name="P21"/>
      <text:p text:style-name="P38">Faire un rapport largeur écran + largeur max en px pour le buste, comme les images</text:p>
      <text:p text:style-name="P40"/>
      <text:p text:style-name="P46"><text:span text:style-name="T50">2021</text:span></text:p>
      <text:p text:style-name="P47">PMU Survivalism</text:p>
      <text:p text:style-name="P45"><text:span text:style-name="T32">#GameDesign #SliceOfLife #3DFPS</text:span><text:span text:style-name="T50"> <text:line-break/>Grab a pint, roll up your sleeves, and make your old pub a friendly place to face an unexpected apocalypse.</text:span></text:p>
      <text:p text:style-name="P45"/>
      <text:p text:style-name="P45"><text:span text:style-name="T16"/></text:p>
      <text:p text:style-name="P45"><text:span text:style-name="T16">A Frog At The Pool</text:span></text:p>
      <text:p text:style-name="P42"><text:span text:style-name="T23">#GameDesign #Cards #FanGame #2D</text:span> </text:p>
      <text:p text:style-name="P42"><text:span text:style-name="T50">A Frog-Detective-themed virtual escape game. Froggy goes to the swimming pool, but the water is all greenish. Who done it ? </text:span></text:p>
      <text:p text:style-name="P42"><text:span text:style-name="T16"/></text:p>
      <text:p text:style-name="P47">Doom : Scary Party</text:p>
      <text:p text:style-name="P43"><text:span text:style-name="T23">#DoomBuilder #Dialogue #FPS</text:span> <text:line-break/>Instead of joining the ranks, some Doom demons are throwing a party. And yes, you are invited.</text:p>
      <text:p text:style-name="P43"><text:s/></text:p>
      <text:p text:style-name="P43">- - - - - - </text:p>
      <text:p text:style-name="P43"/>
      <text:p text:style-name="P46">2020</text:p>
      <text:p text:style-name="P17"/>
      <text:p text:style-name="P48"><text:span text:style-name="T17">Lesbian Moskitos</text:span></text:p>
      <text:p text:style-name="P48"><text:span text:style-name="T25">#</text:span><text:span text:style-name="T28">G</text:span><text:span text:style-name="T25">ame</text:span><text:span text:style-name="T28">D</text:span><text:span text:style-name="T25">esign #</text:span><text:span text:style-name="T28">G</text:span><text:span text:style-name="T25">ame</text:span><text:span text:style-name="T28">J</text:span><text:span text:style-name="T25">am #</text:span><text:span text:style-name="T28">U</text:span><text:span text:style-name="T25">nity #2D</text:span><text:span text:style-name="T35"> <text:line-break/><text:line-break/>Two mosquitoes </text:span><text:span text:style-name="T36">are</text:span><text:span text:style-name="T35"> on their first date.</text:span></text:p>
      <text:p text:style-name="P48"><text:span text:style-name="T42">Two players on a single gamepad.</text:span></text:p>
      <text:p text:style-name="P48"><text:span text:style-name="T36">Drink, chat and try to</text:span><text:span text:style-name="T35"> make </text:span><text:span text:style-name="T37">the date a success</text:span><text:span text:style-name="T36">.</text:span></text:p>
      <text:p text:style-name="P24"/>
      <text:p text:style-name="P24"/>
      <text:p text:style-name="P49"><text:span text:style-name="T14">CAL—</text:span><text:span text:style-name="T18">Veille</text:span><text:span text:style-name="T35"><text:line-break/></text:span><text:span text:style-name="T25">#</text:span><text:span text:style-name="T28">D</text:span><text:span text:style-name="T25">esign #</text:span><text:span text:style-name="T28">P</text:span><text:span text:style-name="T25">hysical #</text:span><text:span text:style-name="T28">S</text:span><text:span text:style-name="T25">ustainable</text:span><text:span text:style-name="T35"> <text:line-break/><text:line-break/>How can we rethink our digital habits while including their energy use and environmental impact ?</text:span></text:p>
      <text:p text:style-name="P25"><text:s/></text:p>
      <text:p text:style-name="P24"/>
      <text:p text:style-name="P52"><text:span text:style-name="T19">Digital Graduation</text:span><text:span text:style-name="T35"><text:line-break/></text:span><text:span text:style-name="T25">#</text:span><text:span text:style-name="T29">G</text:span><text:span text:style-name="T25">ame</text:span><text:span text:style-name="T29">D</text:span><text:span text:style-name="T25">esign #</text:span><text:span text:style-name="T29">W</text:span><text:span text:style-name="T25">ebVR #</text:span><text:span text:style-name="T29">A</text:span><text:span text:style-name="T25">-</text:span><text:span text:style-name="T29">F</text:span><text:span text:style-name="T25">rame #3D</text:span><text:span text:style-name="T35"> <text:line-break/><text:line-break/>Applying for a course the old-fashioned way is lame. Catch 10 ghost-students inside a digital </text:span><text:span text:style-name="T38">replica</text:span><text:span text:style-name="T35"> of </text:span><text:span text:style-name="T9">École Estienne </text:span><text:span text:style-name="T35">and g</text:span><text:span text:style-name="T38">raduate </text:span><text:span text:style-name="T25">i n s t a n t l y</text:span><text:span text:style-name="T35">. <text:line-break/></text:span><text:span text:style-name="T45">Try it</text:span><text:span text:style-name="T35"> here : https://leolfg.github.io/lockdown-a-frame/ </text:span></text:p>
      <text:p text:style-name="P23"/>
      <text:p text:style-name="P24"/>
      <text:p text:style-name="P43">- - - - - - </text:p>
      <text:p text:style-name="P24"/>
      <text:p text:style-name="P18">2019</text:p>
      <text:p text:style-name="P26"/>
      <text:p text:style-name="P51"><text:span text:style-name="T15">Asako I&amp;II Credits </text:span><text:span text:style-name="T39"><text:line-break/></text:span><text:span text:style-name="T26">#MotionDesign #2D #Video </text:span><text:span text:style-name="T39"><text:line-break/><text:line-break/>Alternative ending credits for the movie </text:span><text:span text:style-name="T26">Asako I&amp;II </text:span><text:span text:style-name="T10">(2018) </text:span><text:span text:style-name="T11">by Ryūsuke Hamaguchi </text:span><text:span text:style-name="T39"><text:line-break/>Blending images and shots from the movie together using the rotobrush tool. </text:span></text:p>
      <text:p text:style-name="P26"><text:soft-page-break/></text:p>
      <text:p text:style-name="P26"/>
      <text:p text:style-name="P26"><text:span text:style-name="T12">Quantum Fish </text:span><text:line-break/><text:span text:style-name="T23">#MotionDesign #AfterEffects #ClosingCredits #2D</text:span> <text:line-break/><text:line-break/>Ending sequence for a lecture about quantum physics and fish given at the <text:span text:style-name="T23">Théâtre du Mouffetard</text:span>, Paris. </text:p>
      <text:p text:style-name="P26"/>
      <text:p text:style-name="P37"><text:span text:style-name="T15">X-TREM VR Diary </text:span><text:span text:style-name="T39"><text:line-break/></text:span><text:span text:style-name="T26">#WebVR #Amsterdam #3D #2D #A-Frame </text:span><text:span text:style-name="T39"><text:line-break/><text:line-break/>VR experience </text:span><text:span text:style-name="T40">about</text:span><text:span text:style-name="T39"> my </text:span><text:span text:style-name="T41">stay</text:span><text:span text:style-name="T39"> </text:span><text:span text:style-name="T41">in</text:span><text:span text:style-name="T39"> the Netherlands. Enjoy stroopwafels, ride your bike and cook soup.<text:line-break/></text:span><text:span text:style-name="T45">Try it</text:span><text:span text:style-name="T39"> here : https://leolfg.github.io/Carnet_Voyage/ </text:span></text:p>
      <text:p text:style-name="P26"/>
      <text:p text:style-name="P19">201<text:span text:style-name="T47">8</text:span></text:p>
      <text:p text:style-name="P19"/>
      <text:p text:style-name="P50"><text:span text:style-name="T15">Morning Routine™ <text:line-break/></text:span><text:span text:style-name="T26">#Unity #3D #</text:span><text:span text:style-name="T31">Narrative</text:span><text:span text:style-name="T39"><text:line-break/><text:line-break/></text:span><text:span text:style-name="T43">Very s</text:span><text:span text:style-name="T39">hort game about how I get ready for school each day. <text:line-break/>Interact with things, read </text:span><text:span text:style-name="T44">french sentences and</text:span><text:span text:style-name="T39"> eat bread.</text:span></text:p>
      <text:p text:style-name="P27"/>
      <text:p text:style-name="P53"><text:span text:style-name="T15">Empreintes <text:line-break/></text:span><text:span text:style-name="T26">#WebAR #XR <text:s/>#EcoleEstienne </text:span><text:span text:style-name="T39"><text:line-break/></text:span><text:span text:style-name="T34"><text:line-break/>AR markers with interviews and bonuses spread throughout </text:span><text:span text:style-name="T24">École Estienne</text:span><text:span text:style-name="T34">, crafted for a round of lectures called </text:span><text:span text:style-name="T24">Estiennales</text:span><text:span text:style-name="T34">. </text:span><text:span text:style-name="T39"><text:s/></text:span></text:p>
      <text:p text:style-name="P28"/>
      <text:p text:style-name="P54"><text:span text:style-name="T15">Rouages Des Services </text:span><text:span text:style-name="T39"><text:line-break/></text:span><text:span text:style-name="T26">#MotionDesign #2D #Video </text:span><text:span text:style-name="T39"><text:line-break/><text:line-break/></text:span><text:span text:style-name="T34">Project about online privacy, green ducks, mean cats and social networks. <text:line-break/>Collage aesthetics because the subject is technical and difficult enough. </text:span></text:p>
      <text:p text:style-name="P55"><text:a xlink:type="simple" xlink:href="https://leolfg.github.io/index.html" text:style-name="Internet_20_link" text:visited-style-name="Visited_20_Internet_20_Link"><text:span text:style-name="T39">← Home</text:span></text:a><text:span text:style-name="T39"> <text:line-break/><text:line-break/>* Education <text:line-break/>Master Degree in Video Games <text:line-break/></text:span><text:span text:style-name="T26">2020-2022 - Cnam-Enjmin, Angoulême</text:span><text:span text:style-name="T39"> <text:line-break/><text:line-break/>Master Degree in Digital Creation <text:line-break/></text:span><text:span text:style-name="T26">2018-2020 - Ecole Estienne, Paris</text:span><text:span text:style-name="T39"> <text:line-break/><text:line-break/>Digital Graphic Design Bachelor <text:line-break/></text:span><text:span text:style-name="T26">2016-2018 - Ecole Estienne, Paris</text:span><text:span text:style-name="T39"> <text:line-break/><text:line-break/><text:line-break/>* Experience <text:line-break/>Capitola, AR/VR<text:line-break/></text:span><text:span text:style-name="T26">2019, Amsterdam - https://capitola.nl/</text:span><text:span text:style-name="T39"> <text:line-break/><text:line-break/>Mr Hello, Motion Design <text:line-break/></text:span><text:span text:style-name="T26">2018, Paris - http://mrhello.fr/</text:span><text:span text:style-name="T39"> <text:line-break/><text:line-break/>Belleville, </text:span><text:span text:style-name="T46">Graphic Design</text:span><text:span text:style-name="T39"> <text:line-break/></text:span><text:span text:style-name="T26">2017, Paris - http://belleville.eu</text:span><text:span text:style-name="T39"> <text:line-break/><text:line-break/><text:line-break/>* About me <text:line-break/>Digital surrealism 24/7, I craft videos <text:line-break/>and interactive experiences for a living. <text:line-break/>My e-mail : leolaffargue1(at)gmail(dot)com </text:span></text:p>
      <text:p text:style-name="P54"><text:span text:style-name="T39"/></text:p>
      <text:p text:style-name="P39"/>
      <text:p text:style-name="P2">les classes</text:p>
      <text:p text:style-name="P1"/>
      <text:p text:style-name="P16">fonts</text:p>
      <text:p text:style-name="P22">avara_ital</text:p>
      <text:p text:style-name="P22">avara_base</text:p>
      <text:p text:style-name="P22"/>
      <text:p text:style-name="P32"><text:span text:style-name="T12">a.</text:span><text:span text:style-name="T13">basictext</text:span></text:p>
      <text:p text:style-name="P36">le texte basique</text:p>
      <text:p text:style-name="P3">avara, blanc, sans underline, 15px</text:p>
      <text:p text:style-name="P4">index → texte introductif</text:p>
      <text:p text:style-name="P4"/>
      <text:p text:style-name="P15">a.<text:span text:style-name="T20">basictext_</text:span><text:span text:style-name="T21">link</text:span></text:p>
      <text:p text:style-name="P33">liste des projets</text:p>
      <text:p text:style-name="P34"><text:span text:style-name="T1">avara, blanc, </text:span><text:span text:style-name="T2">underline on hover</text:span><text:span text:style-name="T1">, 15px</text:span></text:p>
      <text:p text:style-name="P5">portfolio → liste des projets</text:p>
      <text:p text:style-name="P4"/>
      <text:p text:style-name="P8">a.<text:span text:style-name="T22">pink</text:span>links</text:p>
      <text:p text:style-name="P12">les titres roses <text:span text:style-name="T3">cliquables</text:span></text:p>
      <text:p text:style-name="P12">avara italique, rose, underline on hover, 30px</text:p>
      <text:p text:style-name="P6">index →4 catégories</text:p>
      <text:p text:style-name="P6"/>
      <text:p text:style-name="P35"><text:span text:style-name="T4">a</text:span><text:span text:style-name="T5">.</text:span><text:span text:style-name="T6">pinktitles</text:span></text:p>
      <text:p text:style-name="P35"><text:span text:style-name="T7">les </text:span><text:span text:style-name="T8">dates en</text:span><text:span text:style-name="T7"> roses non-cliquables</text:span></text:p>
      <text:p text:style-name="P13">avara italique, rose, 30px</text:p>
      <text:p text:style-name="P7">portfolio → indication des dates</text:p>
      <text:p text:style-name="P7"/>
      <text:p text:style-name="P9">a.back</text:p>
      <text:p text:style-name="P14">pour le bouton retour</text:p>
      <text:p text:style-name="P14">avara_base, 15px, rose, hover underline</text:p>
      <text:p text:style-name="P14"/>
      <text:p text:style-name="P14"/>
      <text:p text:style-name="P10">div 3d_head</text:p>
      <text:p text:style-name="P10"/>
      <text:p text:style-name="P10">div menu_index</text:p>
      <text:p text:style-name="P10"/>
      <text:p text:style-name="P11">div resume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6:46:55.155000000</meta:creation-date>
    <dc:date>2021-04-24T19:14:31.790000000</dc:date>
    <meta:editing-duration>PT2H34M59S</meta:editing-duration>
    <meta:editing-cycles>96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61" meta:word-count="544" meta:character-count="3534" meta:non-whitespace-character-count="2980"/>
  </office:meta>
</office:document-meta>
</file>